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Párrafo_20_de_20_lista1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2.501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5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style:font-weight-asian="bold" style:font-weight-complex="bold"/>
    </style:style>
    <style:style style:name="P6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5d320" officeooo:paragraph-rsid="0005d320" style:font-weight-asian="bold" style:font-weight-complex="bold"/>
    </style:style>
    <style:style style:name="P7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5ec31" officeooo:paragraph-rsid="0005ec31" style:font-weight-asian="bold" style:font-weight-complex="bold"/>
    </style:style>
    <style:style style:name="P8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79b16" officeooo:paragraph-rsid="00079b16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6.985cm"/>
          <style:tab-stop style:position="16.686cm" style:leader-style="dotted" style:leader-text="."/>
        </style:tab-stops>
      </style:paragraph-properties>
      <style:text-properties style:rfc-language-tag="es-ES-u-co-trad" fo:language="es" fo:country="ES"/>
    </style:style>
    <style:style style:name="P10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11" style:family="paragraph" style:parent-style-name="Párrafo_20_de_20_lista1" style:list-style-name="WWNum1">
      <style:paragraph-properties fo:margin-top="0cm" fo:margin-bottom="0cm" style:contextual-spacing="true" fo:line-height="150%" fo:text-align="justify" style:justify-single-word="false"/>
    </style:style>
    <style:style style:name="P12" style:family="paragraph" style:parent-style-name="Párrafo_20_de_20_lista1">
      <style:paragraph-properties fo:margin-top="0cm" fo:margin-bottom="0cm" style:contextual-spacing="true" fo:line-height="150%" fo:text-align="justify" style:justify-single-word="false"/>
    </style:style>
    <style:style style:name="P13" style:family="paragraph" style:parent-style-name="Párrafo_20_de_20_lista1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4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style:font-weight-asian="bold" style:font-weight-complex="bold"/>
    </style:style>
    <style:style style:name="P15" style:family="paragraph" style:parent-style-name="Párrafo_20_de_20_lista1" style:list-style-name="WWNum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style:font-weight-asian="bold" style:font-weight-complex="bold"/>
    </style:style>
    <style:style style:name="P16" style:family="paragraph" style:parent-style-name="Párrafo_20_de_20_lista1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2a6099" loext:opacity="100%" fo:font-weight="bold" style:font-weight-asian="bold" style:font-weight-complex="bold"/>
    </style:style>
    <style:style style:name="P17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a8484" officeooo:paragraph-rsid="000a8484" style:font-weight-asian="bold" style:font-weight-complex="bold"/>
    </style:style>
    <style:style style:name="P18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c2b4b" officeooo:paragraph-rsid="000c2b4b" style:font-weight-asian="bold" style:font-weight-complex="bold"/>
    </style:style>
    <style:style style:name="P19" style:family="paragraph" style:parent-style-name="Párrafo_20_de_20_lista1">
      <style:paragraph-properties fo:margin-top="0cm" fo:margin-bottom="0cm" style:contextual-spacing="true" fo:line-height="150%" fo:text-align="justify" style:justify-single-word="false"/>
      <style:text-properties fo:color="#2a6099" loext:opacity="100%" fo:font-weight="bold" officeooo:rsid="000c713e" officeooo:paragraph-rsid="000c713e" style:font-weight-asian="bold" style:font-weight-complex="bold"/>
    </style:style>
    <style:style style:name="P20" style:family="paragraph" style:parent-style-name="Standard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2.501cm" fo:margin-right="0cm" fo:margin-top="0cm" fo:margin-bottom="0cm" style:contextual-spacing="false" fo:line-height="150%" fo:text-align="justify" style:justify-single-word="false" fo:text-indent="0cm" style:auto-text-indent="false"/>
      <style:text-properties fo:color="#2a6099" loext:opacity="100%" fo:font-weight="bold" officeooo:rsid="000a8484" officeooo:paragraph-rsid="000a8484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5d320"/>
    </style:style>
    <style:style style:name="T7" style:family="text">
      <style:text-properties officeooo:rsid="0005ec31"/>
    </style:style>
    <style:style style:name="T8" style:family="text">
      <style:text-properties officeooo:rsid="00079b16"/>
    </style:style>
    <style:style style:name="T9" style:family="text">
      <style:text-properties officeooo:rsid="000c7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list xml:id="list445349024" text:style-name="WWNum1">
        <text:list-item>
          <text:p text:style-name="P11">Posicionarse en su home.</text:p>
        </text:list-item>
      </text:list>
      <text:p text:style-name="P5">cd /home/asir1</text:p>
      <text:list xml:id="list112208390668498" text:continue-numbering="true" text:style-name="WWNum1">
        <text:list-item>
          <text:p text:style-name="P11">Visualizar las variables de entorno.</text:p>
        </text:list-item>
      </text:list>
      <text:p text:style-name="P5"><text:span text:style-name="T6">s</text:span>et | less</text:p>
      <text:list xml:id="list112208216410401" text:continue-numbering="true" text:style-name="WWNum1">
        <text:list-item>
          <text:p text:style-name="P11">Visualizar la versión del bash que está instalada.</text:p>
        </text:list-item>
      </text:list>
      <text:p text:style-name="P6"><text:span text:style-name="T7">e</text:span>cho $BASH_VERSION</text:p>
      <text:list xml:id="list112209733989606" text:continue-numbering="true" text:style-name="WWNum1">
        <text:list-item>
          <text:p text:style-name="P11">Visualizar cuál fue el último directorio en donde estuvo.</text:p>
        </text:list-item>
      </text:list>
      <text:p text:style-name="P7"><text:span text:style-name="T8">l</text:span>ast $OLDPWD</text:p>
      <text:list xml:id="list112208883906821" text:continue-numbering="true" text:style-name="WWNum1">
        <text:list-item>
          <text:p text:style-name="P11">¿Con qué nombre se conectó? Usar comando y variable de entorno.</text:p>
        </text:list-item>
      </text:list>
      <text:p text:style-name="P8">logname</text:p>
      <text:p text:style-name="P8">echo $LOGNAME</text:p>
      <text:list xml:id="list112208807984890" text:continue-numbering="true" text:style-name="WWNum1">
        <text:list-item>
          <text:p text:style-name="P11">¿Cuál es su nombre de usuario? Usar comando y variable de entorno.</text:p>
        </text:list-item>
      </text:list>
      <text:p text:style-name="P17">id -un</text:p>
      <text:p text:style-name="P17">echo $USERNAME</text:p>
      <text:list xml:id="list112209628249336" text:continue-numbering="true" text:style-name="WWNum1">
        <text:list-item>
          <text:p text:style-name="P11">Qué modelo de <text:s/>microprocesador tiene instalado? Usar comando y variable de entorno. </text:p>
        </text:list-item>
      </text:list>
      <text:p text:style-name="P17">uname -m</text:p>
      <text:p text:style-name="P17">echo $HOSTTYPE</text:p>
      <text:list xml:id="list112209505853117" text:continue-numbering="true" text:style-name="WWNum1">
        <text:list-item>
          <text:p text:style-name="P11">Crear la variable alumno, con vuestro nombre y apellidos, como valor.</text:p>
        </text:list-item>
      </text:list>
      <text:p text:style-name="P17">alumno=”Felipe Robles López”</text:p>
      <text:list xml:id="list112209467819702" text:continue-numbering="true" text:style-name="WWNum1">
        <text:list-item>
          <text:p text:style-name="P11">Visualizar la variable alumno.</text:p>
        </text:list-item>
      </text:list>
      <text:p text:style-name="P17">echo $alumno</text:p>
      <text:list xml:id="list112209747260655" text:continue-numbering="true" text:style-name="WWNum1">
        <text:list-item>
          <text:p text:style-name="P11">Emitir por pantalla el siguiente mensaje:</text:p>
        </text:list-item>
      </text:list>
      <text:p text:style-name="P4">En el host XXX está el alumno YYY</text:p>
      <text:p text:style-name="P20">(Donde XXX es la variable de entorno del nombre del host e YYY es la variable alumno)</text:p>
      <text:p text:style-name="P21">echo En el host $HOSTNAME está el alumno $alumno</text:p>
      <text:list xml:id="list112208860421121" text:continue-numbering="true" text:style-name="WWNum1">
        <text:list-item>
          <text:p text:style-name="P11">Crear la variable D1, con la ruta <text:s/>/usr/local</text:p>
        </text:list-item>
      </text:list>
      <text:p text:style-name="P18">D1="/usr/local"</text:p>
      <text:list xml:id="list112209234533118" text:continue-numbering="true" text:style-name="WWNum1">
        <text:list-item>
          <text:p text:style-name="P11">Verifique que la variable D1 está creada, mirando en la lista correspondiente.</text:p>
        </text:list-item>
      </text:list>
      <text:p text:style-name="P5">echo $D1</text:p>
      <text:list xml:id="list112207752152603" text:continue-numbering="true" text:style-name="WWNum1">
        <text:list-item>
          <text:p text:style-name="P11">Cambie de directorio a /usr/local utilizando la variable D1.</text:p>
        </text:list-item>
      </text:list>
      <text:p text:style-name="P5">cd $D1</text:p>
      <text:list xml:id="list112209552017900" text:continue-numbering="true" text:style-name="WWNum1">
        <text:list-item>
          <text:p text:style-name="P11">Regresar a vuestro home.</text:p>
        </text:list-item>
      </text:list>
      <text:p text:style-name="P5">cd $OLDPWD</text:p>
      <text:list xml:id="list112208120609422" text:continue-numbering="true" text:style-name="WWNum1">
        <text:list-item>
          <text:p text:style-name="P11">Eliminar la variable D1.</text:p>
          <text:p text:style-name="P15"><text:soft-page-break/>unset D1</text:p>
        </text:list-item>
      </text:list>
      <text:p text:style-name="P12"/>
      <text:list xml:id="list112208729902314" text:continue-numbering="true" text:style-name="WWNum1">
        <text:list-item>
          <text:p text:style-name="P11">Verificar su eliminación.</text:p>
        </text:list-item>
      </text:list>
      <text:p text:style-name="P5">echo $D1</text:p>
      <text:list xml:id="list112209047318542" text:continue-numbering="true" text:style-name="WWNum1">
        <text:list-item>
          <text:p text:style-name="P11">Buscar en qu<text:span text:style-name="T9">é</text:span> parte de los manuales del sistema se encuentra todo lo relacionado con bash.</text:p>
        </text:list-item>
      </text:list>
      <text:p text:style-name="P5">apropos bash</text:p>
      <text:list xml:id="list112209467047484" text:continue-numbering="true" text:style-name="WWNum1">
        <text:list-item>
          <text:p text:style-name="P11">Pedir una ayuda resumida al comando apropos.</text:p>
        </text:list-item>
      </text:list>
      <text:p text:style-name="P5">whatis apropos</text:p>
      <text:list xml:id="list112209025064141" text:continue-numbering="true" text:style-name="WWNum1">
        <text:list-item>
          <text:p text:style-name="P11">Crear un alias denominado <text:span text:style-name="T1">datos</text:span> que muestre la siguiente información:</text:p>
          <text:list>
            <text:list-item>
              <text:list>
                <text:list-item>
                  <text:list>
                    <text:list-item>
                      <text:p text:style-name="P11">Directorio de trabajo</text:p>
                    </text:list-item>
                    <text:list-item>
                      <text:p text:style-name="P11">Fecha del sistema</text:p>
                    </text:list-item>
                    <text:list-item>
                      <text:p text:style-name="P11">Terminal</text:p>
                    </text:list-item>
                    <text:list-item>
                      <text:p text:style-name="P11">Nombre de su cuenta</text:p>
                    </text:list-item>
                    <text:list-item>
                      <text:p text:style-name="P11">Nº de grupo</text:p>
                    </text:list-item>
                  </text:list>
                </text:list-item>
              </text:list>
            </text:list-item>
          </text:list>
        </text:list-item>
      </text:list>
      <text:p text:style-name="P5">alias datos="pwd; date; echo $SHELL; id -un; id -g"</text:p>
      <text:list xml:id="list112209441980621" text:continue-numbering="true" text:style-name="WWNum1">
        <text:list-item>
          <text:p text:style-name="P11">Comprobar qu<text:span text:style-name="T9">e</text:span> se encuentra en la lista del resto de alias. Ejecutarlo. Verificar su funcionamiento.</text:p>
          <text:p text:style-name="P11"><text:span text:style-name="T4">less ~/.bashrc</text:span> </text:p>
        </text:list-item>
        <text:list-item>
          <text:p text:style-name="P11">Eliminar el alias datos. </text:p>
        </text:list-item>
      </text:list>
      <text:p text:style-name="P5">unalias datos</text:p>
      <text:list xml:id="list112209259735719" text:continue-numbering="true" text:style-name="WWNum1">
        <text:list-item>
          <text:p text:style-name="P11">Verificar su eliminación de la lista de alias.</text:p>
        </text:list-item>
      </text:list>
      <text:p text:style-name="P5">less ~/.bashrc</text:p>
      <text:list xml:id="list112207869590064" text:continue-numbering="true" text:style-name="WWNum1">
        <text:list-item>
          <text:p text:style-name="P11">Sustituir el prompt por la siguiente cadena:</text:p>
        </text:list-item>
      </text:list>
      <text:p text:style-name="P3">ASIR-1</text:p>
      <text:p text:style-name="P3"><text:span text:style-name="T5">Usuario</text:span> * <text:span text:style-name="T5">ruta</text:span> &gt;</text:p>
      <text:p text:style-name="P3"/>
      <text:p text:style-name="P16">PS1='ASIR-1\n\u * \w &gt; '</text:p>
      <text:list xml:id="list112208765827942" text:continue-numbering="true" text:style-name="WWNum1">
        <text:list-item>
          <text:p text:style-name="P11">Verifique su funcionamiento.</text:p>
        </text:list-item>
      </text:list>
      <text:p text:style-name="P19"><text:bookmark text:name="_GoBack"/>Lis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gl" fo:country="ES" style:letter-kerning="false" style:font-name-asian="Times New Roman" style:font-size-asian="10pt" style:language-asian="gl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gl" fo:country="ES" style:letter-kerning="false" style:font-name-asian="Times New Roman" style:font-size-asian="10pt" style:language-asian="gl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Párrafo_20_de_20_lista1" style:display-name="Párrafo de lista1" style:family="paragraph" style:parent-style-name="Standard">
      <style:paragraph-properties fo:margin-left="1.27cm" fo:margin-right="0cm" fo:hyphenation-ladder-count="no-limit" fo:text-indent="0cm" style:auto-text-indent="false"/>
      <style:text-properties style:language-asian="zh" style:country-asian="C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2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/>
    </style:style>
    <style:style style:name="M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style style:name="MT2" style:family="text">
      <style:text-properties style:rfc-language-tag="es-ES-u-co-trad"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º A.S.I.R.<text:tab/>Implantación de Sistemas Operativos</text:p>
        <text:p text:style-name="MP2"><text:span text:style-name="MT1">Linux – ejer nº 8 <text:tab/></text:span><text:span text:style-name="MT2">variables - alias - prompt</text:span></text:p>
      </style:header>
      <style:footer>
        <text:p text:style-name="MP3"><text:span text:style-name="MT1">Prof. Rosa B. Mansilla Trillo<text:tab/>[</text:span><text:span text:style-name="MT1"><text:page-number text:select-page="current">2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8:08:00</meta:creation-date>
    <meta:initial-creator>rosa</meta:initial-creator>
    <dc:language>es-ES</dc:language>
    <dc:date>2023-11-15T11:22:07.582622608</dc:date>
    <meta:editing-cycles>11</meta:editing-cycles>
    <meta:editing-duration>PT1H24M17S</meta:editing-duration>
    <meta:generator>LibreOffice/7.4.2.3$Linux_X86_64 LibreOffice_project/382eef1f22670f7f4118c8c2dd222ec7ad009daf</meta:generator>
    <meta:document-statistic meta:table-count="0" meta:image-count="0" meta:object-count="0" meta:page-count="2" meta:paragraph-count="63" meta:word-count="361" meta:character-count="2074" meta:non-whitespace-character-count="1798"/>
    <meta:user-defined meta:name="AppVersion">15.0000</meta:user-defined>
    <meta:user-defined meta:name="Company">IES XULIAN MAGARIÑOS</meta:user-defined>
    <meta:template xlink:type="simple" xlink:actuate="onRequest" xlink:title="Normal" xlink:href=""/>
  </office:meta>
</office:document-meta>
</file>